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f6d5" officeooo:paragraph-rsid="0002f6d5"/>
    </style:style>
    <style:style style:name="P2" style:family="paragraph" style:parent-style-name="Standard" style:list-style-name="L1">
      <style:text-properties officeooo:rsid="0003c64c" officeooo:paragraph-rsid="0003c64c"/>
    </style:style>
    <style:style style:name="P3" style:family="paragraph" style:parent-style-name="Standard" style:list-style-name="L1">
      <style:text-properties officeooo:rsid="000a0ec1" officeooo:paragraph-rsid="000a0ec1"/>
    </style:style>
    <style:style style:name="T1" style:family="text">
      <style:text-properties officeooo:rsid="00042e28"/>
    </style:style>
    <style:style style:name="T2" style:family="text">
      <style:text-properties officeooo:rsid="0005886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498203050" text:style-name="L1">
        <text:list-item>
          <text:p text:style-name="P2">In the ER model, I was unable to restrain a jury to rate a match only once. I could not construct a relation which prevents the jury from rating again.</text:p>
        </text:list-item>
        <text:list-item>
          <text:p text:style-name="P2">For the constraint that a player only plays one position in a match, I added additional relation between a match and player, <text:span text:style-name="T2">CURRENTLY PLAYS</text:span>. That relation holds the position id for the player. </text:p>
        </text:list-item>
        <text:list-item>
          <text:p text:style-name="P2">I can not prevent two match happening at the same time. According to model, multiple matches can be played at the same stadium at the same time.</text:p>
        </text:list-item>
        <text:list-item>
          <text:p text:style-name="P2"><text:span text:style-name="T1">In my model, entire team doesn’t have to be in the match squad list. The relation, IN MATCH, </text:span><text:s/><text:span text:style-name="T1">only takes the player which are registered to the match</text:span></text:p>
        </text:list-item>
        <text:list-item>
          <text:p text:style-name="P3">Each coach and jury has exactly one nationality in the model, since they are attributes of corresponding entities.</text:p>
        </text:list-item>
        <text:list-item>
          <text:p text:style-name="P3">A player is enrolled to at least one team, since there is a total participation relation between a team list and team.</text:p>
        </text:list-item>
        <text:list-item>
          <text:p text:style-name="P3">Similar situation applies for the relation between rates and volleyball_match , also for volleyball_match and volleyball_match_stadium.</text:p>
        </text:list-item>
        <text:list-item>
          <text:p text:style-name="P3">Also each team is directed by only one coach by total participation relat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22:09:26.734838956</meta:creation-date>
    <dc:date>2024-03-18T23:01:08.763352381</dc:date>
    <meta:editing-duration>PT9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95" meta:character-count="1090" meta:non-whitespace-character-count="909"/>
  </office:meta>
</office:document-meta>
</file>